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Le Claj est un service d'Aide aux Jeunes. Lorsqu'il n'intervient pas</text:p>
      <text:p text:style-name="Standard"/>
      <text:p text:style-name="Standard">directement auprès de ceux-ci, il travaille avec les autres intervenants</text:p>
      <text:p text:style-name="Standard"/>
      <text:p text:style-name="Standard">de sa vie pour favoriser son bien-être.</text:p>
      <text:p text:style-name="Standard"/>
      <text:p text:style-name="Standard"/>
      <text:p text:style-name="Standard"/>
      <text:p text:style-name="Standard"><text:s/>Famille : </text:p>
      <text:p text:style-name="Standard"/>
      <text:p text:style-name="Standard">Pas toujours facile d'être parent…</text:p>
      <text:p text:style-name="Standard"/>
      <text:p text:style-name="Standard">Le CLAJ vous propose...</text:p>
      <text:p text:style-name="Standard"/>
      <text:p text:style-name="Standard">...une écoute, un soutien, un accompagnement</text:p>
      <text:p text:style-name="Standard"/>
      <text:p text:style-name="Standard"><text:span text:style-name="T1">INDIVIDUEL</text:span></text:p>
      <text:p text:style-name="Standard">Vous rencontrez des difficultés avec votre enfant : conflit familial, difficulté scolaire, questions administratives,… Vous êtes inquiet(e), vous vous posez des questions sur son comportement, sur son avenir, sur votre relation,...</text:p>
      <text:p text:style-name="Standard">Vous rencontrez des difficultés dans la vie : problèmes administratifs, financiers relationnels,... Ces difficultés peuvent avoir des répercussions sur le bien-être de votre enfant...</text:p>
      <text:p text:style-name="Standard"/>
      <text:p text:style-name="Standard"><text:s/></text:p>
      <text:p text:style-name="P1">COLLECTIF</text:p>
      <text:p text:style-name="Standard">Vous souhaitez soutenir et/ou participer au projet de votre enfant, l'aider à développer une activité avec ses copains, son école, des gens de votre quartier,...</text:p>
      <text:p text:style-name="Standard"/>
      <text:p text:style-name="Standard">Nous sommes à vos côtés pour vous aider à le structurer, le conduire, rechercher des moyens et des partenaires.</text:p>
      <text:p text:style-name="Standard"/>
      <text:p text:style-name="Standard"><text:s/></text:p>
      <text:p text:style-name="P1">Prévention SOCIAL</text:p>
      <text:p text:style-name="Standard">Pour promouvoir la convivialité dans votre quartier, la lutte pour l'égalité des chances, contre le racisme, l'exclusion sociale et culturelle, en mettant en commun les idées et les ressources de chacun, pour former à la citoyenneté responsable...</text:p>
      <text:p text:style-name="Standard">Pour œuvrer à une meilleure prise en compte des enfants dans la société, nous sommes prêts à vous rencontrer.</text:p>
      <text:p text:style-name="Standard"/>
      <text:p text:style-name="Standard"><text:s/></text:p>
      <text:p text:style-name="Standard"/>
      <text:p text:style-name="Standard"/>
      <text:p text:style-name="Standard"/>
      <text:p text:style-name="Standard"><text:s/></text:p>
      <text:p text:style-name="P2"/>
      <text:p text:style-name="Standard"/>
      <text:p text:style-name="Standard">Ecole : </text:p>
      <text:p text:style-name="Standard"><text:s/></text:p>
      <text:p text:style-name="Standard"/>
      <text:p text:style-name="Standard">Le CLAJ et l'école : partenaires pour les jeunes</text:p>
      <text:p text:style-name="Standard"/>
      <text:p text:style-name="Standard"><text:s/></text:p>
      <text:p text:style-name="Standard"/>
      <text:p text:style-name="Standard">Le jeune passe un temps considérable à l'école, il y rencontre d'autres jeunes, il y est confronté à des règles de vie, il y expérimente sa relation à l'adulte ; le jeune y vit et y apprend des savoirs, des savoir-faire, des savoir-être,...</text:p>
      <text:p text:style-name="Standard"/>
      <text:p text:style-name="Standard">Nous avons pour mission d'agir partout où le jeune vit : famille, école, quartier,... Notre objectif est de permettre au jeune de s'inscrire le plus harmonieusement possible dans son environnement social.</text:p>
      <text:p text:style-name="Standard">Nos missions entrent ici en complémentarité avec celles de l'école au niveau individuel, collectif et/ou préventif.</text:p>
      <text:p text:style-name="Standard"/>
      <text:p text:style-name="Standard"><text:s/></text:p>
      <text:p text:style-name="Standard"/>
      <text:p text:style-name="Standard"><text:s/></text:p>
      <text:p text:style-name="Standard"><text:span text:style-name="T1">INDIVIDUEL</text:span></text:p>
      <text:p text:style-name="Standard">L'élève vient chaque jour à l'école avec tout ce qu'il est, tout ce qu'il vit, il amène dans l'école ses préoccupations personnelles, familiales, sociales,... L'école n'a pas toujours les moyens d'apporter aux élèves l'aide sociale et éducative nécessaire pour s'épanouir et pour envisager l'apprentissage dans les meilleures conditions. Tant pour les jeunes confrontés à ces difficultés que pour les adultes qui leur sont proches, le CLAJ écoute, informe, conseille, oriente, accompagne ceux-ci dans leurs démarches de vie.</text:p>
      <text:p text:style-name="Standard"/>
      <text:p text:style-name="Standard"><text:s/></text:p>
      <text:p text:style-name="Standard"/>
      <text:p text:style-name="Standard"><text:s/></text:p>
      <text:p text:style-name="P1">COLLECTIF</text:p>
      <text:p text:style-name="Standard">Favoriser l'autonomie, la valorisation et la participation des jeunes...</text:p>
      <text:p text:style-name="Standard">Nous poursuivons ces objectifs au travers des actions collectives que nous menons avec les écoles...</text:p>
      <text:p text:style-name="Standard">A votre demande, nous réfléchissons avec vous au développement d'actions et de projets au sein de votre établissement : info et prévention, expression, citoyenneté, pédagogie du projet,...</text:p>
      <text:p text:style-name="Standard"/>
      <text:p text:style-name="Standard"><text:s/></text:p>
      <text:p text:style-name="Standard"/>
      <text:p text:style-name="Standard"><text:s/></text:p>
      <text:p text:style-name="P1">Prévention SOCIAL</text:p>
      <text:p text:style-name="Standard">Pour promouvoir la convivialité dans votre école, la lutte pour l'égalité des chances, contre le racisme, l'exclusion sociale et culturelle, en mettant en commun les idées et les ressources de chacun, pour former à la citoyenneté responsable...</text:p>
      <text:p text:style-name="Standard">Pour œuvrer à une meilleure prise en compte des jeunes dans la société, nous sommes prêts à vous rencontrer.</text:p>
      <text:p text:style-name="Standard"/>
      <text:p text:style-name="Standard"><text:s/></text:p>
      <text:p text:style-name="Standard"/>
      <text:p text:style-name="Standard"/>
      <text:p text:style-name="Standard"><text:soft-page-break/></text:p>
      <text:p text:style-name="Standard"><text:s/></text:p>
      <text:p text:style-name="Standard">Autre intervenant : renommé Institutions et milieux </text:p>
      <text:p text:style-name="Standard"><text:s/></text:p>
      <text:p text:style-name="Standard"/>
      <text:p text:style-name="Standard">Les institutions et équipes éducatives spécialisées en milieu ouvert ou résidentiel : écoles de devoirs, services d'aide à la jeunesse, mouvements de jeunesse, clubs sportifs, tous les adultes dont le rôle est d'accompagner le jeune dans son apprentissage et son développement.</text:p>
      <text:p text:style-name="Standard"/>
      <text:p text:style-name="Standard"><text:s/></text:p>
      <text:p text:style-name="Standard">Le milieu : l'environnement social au sens large, comprenant les contextes peu encadrant tels les espaces publics, les média, Internet, mais aussi les institutions dont la fonction première n'est pas d'aider les jeunes à se développer : employeurs jobs étudiants, commerçants, services publics tels les transports en commun, la police,...</text:p>
      <text:p text:style-name="Standard"/>
      <text:p text:style-name="Standard"><text:s/></text:p>
      <text:p text:style-name="Standard"><text:s/></text:p>
      <text:p text:style-name="Standard"><text:span text:style-name="T1">INDIVIDUEL</text:span></text:p>
      <text:p text:style-name="Standard">Le jeune vit chaque jour avec tout ce qu'il est, tout ce qu'il vit, ses préoccupations personnelles, familiales, sociales,...</text:p>
      <text:p text:style-name="Standard"/>
      <text:p text:style-name="Standard">Tant pour les jeunes confrontés à ces difficultés que pour les adultes qui leur sont proches, dans le respect des spécificités et du cadre de chaque intervenant et de la relation qui l'unit au jeune, le CLAJ écoute, informe, conseille, oriente, accompagne ceux-ci</text:p>
      <text:p text:style-name="Standard"/>
      <text:p text:style-name="Standard">dans leurs démarches de vie.</text:p>
      <text:p text:style-name="Standard"/>
      <text:p text:style-name="Standard"><text:s/></text:p>
      <text:p text:style-name="Standard"/>
      <text:p text:style-name="Standard"><text:s/></text:p>
      <text:p text:style-name="P1">COLLECTIF</text:p>
      <text:p text:style-name="Standard">Favoriser l'autonomie, la valorisation et la participation des jeunes...</text:p>
      <text:p text:style-name="Standard">Nous poursuivons ces objectifs au travers des actions collectives que nous menons avec les groupes...</text:p>
      <text:p text:style-name="Standard">A votre demande, nous réfléchissons avec vous au développement d'actions et de projets au sein de votre institution : info et prévention, expression, citoyenneté, pédagogie du projet,...</text:p>
      <text:p text:style-name="Standard"/>
      <text:p text:style-name="Standard"><text:s/></text:p>
      <text:p text:style-name="Standard"/>
      <text:p text:style-name="Standard"><text:s/></text:p>
      <text:p text:style-name="P1">Prévention SOCIAL</text:p>
      <text:p text:style-name="Standard">Pour promouvoir la convivialité dans votre institution, la lutte pour l'égalité des chances, contre le racisme, l'exclusion sociale et culturelle, en mettant en commun les idées et les ressources de chacun, pour former à la citoyenneté responsable…</text:p>
      <text:p text:style-name="Standard">Pour œuvrer à une meilleure prise en compte des jeunes dans la société, nous sommes prêts à vous rencontrer.</text:p>
      <text:p text:style-name="Standard"/>
      <text:p text:style-name="Standard"><text:s/></text:p>
      <text:p text:style-name="Standard"/>
      <text:p text:style-name="Standard"><text:s text:c="2"/></text:p>
      <text:p text:style-name="Standard"/>
      <text:p text:style-name="Standard"><text:s/></text:p>
      <text:p text:style-name="Standard"><text:soft-page-break/>Jeunes</text:p>
      <text:p text:style-name="Standard"><text:s/></text:p>
      <text:p text:style-name="Standard"/>
      <text:p text:style-name="Standard">Le CLAJ te propose...</text:p>
      <text:p text:style-name="Standard"/>
      <text:p text:style-name="Standard">À toi</text:p>
      <text:p text:style-name="Standard"/>
      <text:p text:style-name="Standard">A ta famille</text:p>
      <text:p text:style-name="Standard"/>
      <text:p text:style-name="Standard">A ton entourage</text:p>
      <text:p text:style-name="Standard"/>
      <text:p text:style-name="Standard">...une écoute, un soutien, un accompagnement</text:p>
      <text:p text:style-name="Standard"/>
      <text:p text:style-name="Standard"><text:s/></text:p>
      <text:p text:style-name="Standard"/>
      <text:p text:style-name="Standard"><text:s/></text:p>
      <text:p text:style-name="Standard"><text:span text:style-name="T1">INDIVIDUEL</text:span></text:p>
      <text:p text:style-name="Standard">Tu te poses des questions sur ta vie, on peut en parler...</text:p>
      <text:p text:style-name="Standard">Conflit familial, difficulté scolaire, solitude, recherche d'autonomie, questions administratives, de logement, de gestion de budget,... ou autre chose ?</text:p>
      <text:p text:style-name="Standard"/>
      <text:p text:style-name="Standard"><text:s/></text:p>
      <text:p text:style-name="Standard"/>
      <text:p text:style-name="Standard"><text:s/></text:p>
      <text:p text:style-name="P1">COLLECTIF</text:p>
      <text:p text:style-name="Standard">Tu veux créer une activité, un projet avec ton copain,</text:p>
      <text:p text:style-name="Standard">ton école, des gens de ton quartier,...</text:p>
      <text:p text:style-name="Standard">Nous sommes à tes côtés pour t'aider à le structurer, le conduire, rechercher des moyens et des partenaires.</text:p>
      <text:p text:style-name="Standard"/>
      <text:p text:style-name="Standard"><text:s/></text:p>
      <text:p text:style-name="Standard"/>
      <text:p text:style-name="Standard"><text:s/></text:p>
      <text:p text:style-name="P1">Prévention SOCIAL</text:p>
      <text:p text:style-name="Standard">Pour promouvoir la convivialité dans ton quartier, la lutte pour l'égalité des chances, contre le racisme, l'exclusion sociale et culturelle, en mettant en commun les idées et les ressources de chacun, pour former à la citoyenneté responsable.</text:p>
      <text:p text:style-name="Standard"/>
      <text:p text:style-name="Standard"><text:s/></text:p>
      <text:p text:style-name="Standard"/>
      <text:p text:style-name="Standard"><text:s/></text:p>
      <text:p text:style-name="Standard"/>
      <text:p text:style-name="Standard">Le Claj s'adresse donc aux jeunes, à leurs familles, à leurs proches</text:p>
      <text:p text:style-name="Standard"/>
      <text:p text:style-name="Standard">mais aussi à tout autre intervenant auprès de jeunes ou à toute personne</text:p>
      <text:p text:style-name="Standard"/>
      <text:p text:style-name="Standard">active dans un domaine concernant la jeunesse.</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noeck</meta:initial-creator>
    <meta:creation-date>2020-10-23T12:10:29.66</meta:creation-date>
    <meta:generator>OpenOffice/4.1.2$Win32 OpenOffice.org_project/412m3$Build-9782</meta:generator>
    <dc:date>2020-10-27T16:42:28.75</dc:date>
    <dc:creator>Brigitte Ponet</dc:creator>
    <meta:editing-duration>PT5H54M18S</meta:editing-duration>
    <meta:editing-cycles>3</meta:editing-cycles>
    <meta:document-statistic meta:table-count="0" meta:image-count="0" meta:object-count="0" meta:page-count="4" meta:paragraph-count="97" meta:word-count="927" meta:character-count="6106"/>
  </office:meta>
</office:document-meta>
</file>